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ginx log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countries at the Nginx level with GeoI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e </text:p>
          </table:table-cell>
          <table:table-cell office:value-type="string" calcext:value-type="string">
            <text:p>GoAccess - visual web log analyser <text:s/>- <text:s/>to analyse Nginx log f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see number of requests/responses to which pages, delays, sizes, to which file (html, css, js, etc.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Django, make a middleware using a cache system that stores IP addresses with score and warning level</text:p>
          </table:table-cell>
          <table:table-cell/>
        </table:table-row>
      </table:table>
      <table:table table:name="ws session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jango channels - connection security, session, authentic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hen a ws connect, a http request is sent with the cookies including the session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e is a session+auth middleware in asgi.py that populates the consumer scop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the channel consumer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 conn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ve the channel_name in the session data and save the session r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f.scope["session"]["channel_name"] = self.channel_n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f.scope["session"].save(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 receive</text:p>
          </table:table-cell>
          <table:table-cell office:value-type="string" calcext:value-type="string">
            <text:p>for sensitive messg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ify that <text:s/>the session is not expired and the user is authenticated else clo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atetime import datetime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self.scope["session"].get_expiry_date() &gt; datetime.now():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and user.is_authenticated is tr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ss the mess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se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ose the channel with a message for js to reopen with a dela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the view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n a user logs in or logs 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ad the channel_name in the ses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 the channel with a message for js to reopen with a delay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 J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 a variable with the session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en sending a ws message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 sure that the sessionid cookie did not change otherwi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onnect and update the last sessionid</text:p>
          </table:table-cell>
        </table:table-row>
      </table:table>
      <table:table table:name="visitor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sitor</text:p>
          </table:table-cell>
          <table:table-cell/>
        </table:table-row>
        <table:table-row table:style-name="ro1">
          <table:table-cell office:value-type="string" calcext:value-type="string">
            <text:p>single password of 14+characters</text:p>
          </table:table-cell>
          <table:table-cell/>
        </table:table-row>
        <table:table-row table:style-name="ro1">
          <table:table-cell office:value-type="string" calcext:value-type="string">
            <text:p>make a sha256 with it then separate it like this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[:5]@[5:10]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[10:24]+”&amp;0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-00-00</text:date>, <text:time style:data-style-name="N2" text:time-value="08:05:01.5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0:46:31.722000000</meta:creation-date>
    <meta:generator>LibreOffice/7.6.2.1$Windows_X86_64 LibreOffice_project/56f7684011345957bbf33a7ee678afaf4d2ba333</meta:generator>
    <dc:date>2024-03-04T22:05:12.131000000</dc:date>
    <meta:editing-duration>P1DT23H50M53S</meta:editing-duration>
    <meta:editing-cycles>19</meta:editing-cycles>
    <meta:document-statistic meta:table-count="3" meta:cell-count="38" meta:object-count="0"/>
  </office:meta>
</office:document-meta>
</file>